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bold" style:font-weight-complex="normal"/>
    </style:style>
    <style:style style:name="T7"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1">N</text:span><text:span text:style-name="T2">ext</text:span><text:span text:style-name="T3">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 office:target-frame-name="_top" xlink:show="replac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1">Integration with Windows Explorer<text:span text:style-name="T4">: If this option is selected, an extra option is added to Windows Explorer's right-click menu, allowing files to be scanned quickly and easily.</text:span></text:p>
      <text:p text:style-name="Text_20_body"><text:span text:style-name="T5">Integration with Microsoft Outlook</text:span><text:span text:style-name="T4">: If this option is selected, and if Microsoft Outlook is installed, an Outlook add-in will be installed, which will check all incoming and outgoing e-mails for viruses automatically. Note that t</text:span><text:span text:style-name="T6">his option will only appear if Microsoft Outlook (not MS Outlook Express) is installed.</text:span></text:p>
      <text:p text:style-name="Text_20_body"><text:span text:style-name="T5">International Help Files</text:span><text:span text:style-name="T6">: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2">Next, you will be asked which Start Menu folder ClamWin's icons should be placed in. By default, a new folder named <text:span text:style-name="T5">ClamWin Antivirus</text:span> will be created, and the icons placed in that.</text:p>
      <text:p text:style-name="P2">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2">This screen also gives you the option to have a shortcut icon placed on the desktop.</text:p>
      <text:p text:style-name="P2">The last screen displays a summary of the options that have been selected. To install ClamWin with the selected options, click <text:span text:style-name="T1">I</text:span><text:span text:style-name="T2">nstall</text:span><text:span text:style-name="T7">. To go back and change some options, click </text:span><text:span text:style-name="T2">&lt; </text:span><text:span text:style-name="T1">B</text:span><text:span text:style-name="T2">ack</text:span><text:span text:style-name="T7">.</text:span></text:p>
      <text:p text:style-name="Text_20_body"><text:span text:style-name="T3">If you selected </text:span><text:span text:style-name="T2">Download Virus Database Files</text:span><text:span text:style-name="T3">, this will be done once the program is installed. You will need to be connected to the Interne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4-29T21:49:04</meta:creation-date>
    <dc:creator>Peter Budts</dc:creator>
    <dc:date>2007-01-23T22:10:15</dc:date>
    <dc:language>en-GB</dc:language>
    <meta:editing-cycles>27</meta:editing-cycles>
    <meta:editing-duration>PT54M1S</meta:editing-duration>
    <meta:user-defined meta:name="Info 1"/>
    <meta:user-defined meta:name="Info 2"/>
    <meta:user-defined meta:name="Info 3"/>
    <meta:user-defined meta:name="Info 4"/>
    <meta:document-statistic meta:table-count="0" meta:image-count="0" meta:object-count="0" meta:page-count="1" meta:paragraph-count="15" meta:word-count="565" meta:character-count="3333"/>
  </office:meta>
</office:document-meta>
</file>